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b02be"/>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paragraph-properties fo:margin-left="0in" fo:margin-right="0in" fo:text-indent="0in"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in" fo:margin-bottom="0.1965in" style:contextual-spacing="false" style:writing-mode="lr-tb"/>
    </style:style>
    <style:style style:name="P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 style:family="paragraph" style:parent-style-name="Horizontal_20_Line">
      <style:text-properties officeooo:paragraph-rsid="000b02be"/>
    </style:style>
    <style:style style:name="P9" style:family="paragraph" style:parent-style-name="Text_20_body">
      <style:paragraph-properties fo:break-before="page"/>
      <style:text-properties officeooo:paragraph-rsid="000b02be"/>
    </style:style>
    <style:style style:name="P10" style:family="paragraph" style:parent-style-name="Text_20_body" style:list-style-name="L3"/>
    <style:style style:name="P11" style:family="paragraph" style:parent-style-name="Text_20_body" style:list-style-name="L4"/>
    <style:style style:name="P12" style:family="paragraph" style:parent-style-name="Horizontal_20_Line">
      <style:paragraph-properties fo:margin-top="0in" fo:margin-bottom="0.0972in" style:contextual-spacing="false" fo:line-height="115%"/>
      <style:text-properties officeooo:paragraph-rsid="000b02be"/>
    </style:style>
    <style:style style:name="P13" style:family="paragraph" style:parent-style-name="Standard">
      <style:text-properties fo:font-weight="bold" officeooo:paragraph-rsid="000b02be" style:font-weight-asian="bold" style:font-weight-complex="bold"/>
    </style:style>
    <style:style style:name="P14" style:family="paragraph" style:parent-style-name="Standard">
      <style:paragraph-properties fo:break-before="page"/>
      <style:text-properties fo:font-weight="bold" officeooo:paragraph-rsid="000b02be" style:font-weight-asian="bold" style:font-weight-complex="bold"/>
    </style:style>
    <style:style style:name="P15" style:family="paragraph" style:parent-style-name="Text_20_body">
      <style:text-properties fo:font-weight="normal" officeooo:paragraph-rsid="000b02be" style:font-weight-asian="normal" style:font-weight-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Horizontal_20_Line">
      <style:text-properties officeooo:paragraph-rsid="000b27f7"/>
    </style:style>
    <style:style style:name="P22" style:family="paragraph" style:parent-style-name="Standard">
      <style:text-properties fo:font-weight="normal" officeooo:paragraph-rsid="000b27f7" style:font-weight-asian="normal" style:font-weight-complex="normal"/>
    </style:style>
    <style:style style:name="P23" style:family="paragraph" style:parent-style-name="Standard">
      <style:paragraph-properties fo:break-before="page"/>
      <style:text-properties fo:font-weight="normal" officeooo:paragraph-rsid="000b27f7" style:font-weight-asian="normal" style:font-weight-complex="normal"/>
    </style:style>
    <style:style style:name="P24" style:family="paragraph" style:parent-style-name="Text_20_body">
      <style:text-properties fo:font-weight="normal" officeooo:paragraph-rsid="000b27f7" style:font-weight-asian="normal" style:font-weight-complex="normal"/>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Horizontal_20_Line">
      <style:text-properties fo:font-weight="bold" style:font-weight-asian="bold"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13">
      <style:text-properties fo:font-weight="bold" style:font-weight-asian="bold" style:font-weight-complex="bold"/>
    </style:style>
    <style:style style:name="P31" style:family="paragraph" style:parent-style-name="Text_20_body" style:list-style-name="L14">
      <style:text-properties fo:font-weight="bold" style:font-weight-asian="bold" style:font-weight-complex="bold"/>
    </style:style>
    <style:style style:name="P32" style:family="paragraph" style:parent-style-name="Text_20_body" style:list-style-name="L15">
      <style:text-properties fo:font-weight="bold" style:font-weight-asian="bold" style:font-weight-complex="bold"/>
    </style:style>
    <style:style style:name="P33" style:family="paragraph" style:parent-style-name="Text_20_body" style:list-style-name="L16">
      <style:text-properties fo:font-weight="bold" style:font-weight-asian="bold" style:font-weight-complex="bold"/>
    </style:style>
    <style:style style:name="P34" style:family="paragraph" style:parent-style-name="Preformatted_20_Text">
      <style:paragraph-properties fo:margin-left="0in" fo:margin-right="0in" fo:text-indent="0in" style:auto-text-indent="false" style:writing-mode="lr-tb"/>
      <style:text-properties fo:font-weight="bold" style:font-weight-asian="bold" style:font-weight-complex="bold"/>
    </style:style>
    <style:style style:name="P35" style:family="paragraph" style:parent-style-name="Preformatted_20_Text">
      <style:paragraph-properties style:writing-mode="lr-tb"/>
      <style:text-properties fo:font-weight="bold" style:font-weight-asian="bold" style:font-weight-complex="bold"/>
    </style:style>
    <style:style style:name="P36" style:family="paragraph" style:parent-style-name="Preformatted_20_Text">
      <style:paragraph-properties fo:margin-top="0in" fo:margin-bottom="0.1965in" style:contextual-spacing="false"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Problem No-1. Write a program to sort a linear array using the bubble sort algorithm</text:span></text:p>
      <text:p text:style-name="P1"><text:span text:style-name="Strong_20_Emphasis">Title:</text:span><text:line-break/>Program to Sort a Linear Array Using Bubble Sort Algorithm</text:p>
      <text:p text:style-name="Horizontal_20_Line"/>
      <text:p text:style-name="Text_20_body"><text:span text:style-name="Strong_20_Emphasis">Theory:</text:span><text:line-break/>Bubble Sort is a simple comparison-based sorting algorithm. It repeatedly traverses the list, compares adjacent elements, and swaps them if they are in the wrong order. This process continues until no swaps are needed, meaning the array is sorted. The largest elements "bubble up" to the end of the array with each pass.</text:p>
      <text:p text:style-name="Horizontal_20_Line"/>
      <text:p text:style-name="Text_20_body"><text:span text:style-name="Strong_20_Emphasis">Complexity:</text:span></text:p>
      <text:list text:style-name="L1">
        <text:list-item>
          <text:p text:style-name="P2"><text:span text:style-name="Strong_20_Emphasis">Best Case:</text:span> O(n) (when the array is already sorted, with optimization)</text:p>
        </text:list-item>
        <text:list-item>
          <text:p text:style-name="P2"><text:span text:style-name="Strong_20_Emphasis">Worst Case:</text:span> O(n2)</text:p>
        </text:list-item>
        <text:list-item>
          <text:p text:style-name="P2"><text:span text:style-name="Strong_20_Emphasis">Average Case:</text:span> O(n2)</text:p>
        </text:list-item>
        <text:list-item>
          <text:p text:style-name="P2"><text:span text:style-name="Strong_20_Emphasis">Space Complexity:</text:span> O(1) (in-place sorting algorithm)</text:p>
        </text:list-item>
      </text:list>
      <text:p text:style-name="Horizontal_20_Line"/>
      <text:p text:style-name="Text_20_body"><text:span text:style-name="Strong_20_Emphasis">Objective:</text:span><text:line-break/>To implement the bubble sort algorithm in Python and demonstrate how it sorts a linear array in ascending order.</text:p>
      <text:p text:style-name="Horizontal_20_Line"/>
      <text:p text:style-name="Text_20_body"><text:span text:style-name="Strong_20_Emphasis">Algorithm:</text:span></text:p>
      <text:list text:style-name="L2">
        <text:list-item>
          <text:p text:style-name="P3">Start with an array of size n.</text:p>
        </text:list-item>
        <text:list-item>
          <text:p text:style-name="P3">Repeat for i=0 to n−1:<text:line-break/>a. Compare each pair of adjacent elements.<text:line-break/>b. Swap them if they are in the wrong order.</text:p>
        </text:list-item>
        <text:list-item>
          <text:p text:style-name="P3">If no swaps occur in a pass, stop early (optimization).</text:p>
        </text:list-item>
        <text:list-item>
          <text:p text:style-name="P3">The array is now sorted.</text:p>
        </text:list-item>
      </text:list>
      <text:p text:style-name="Horizontal_20_Line"/>
      <text:p text:style-name="Text_20_body"><text:span text:style-name="Strong_20_Emphasis">Python Code:</text:span></text:p>
      <text:p text:style-name="P4"><text:span text:style-name="Source_20_Text">def bubble_sort(arr):</text:span></text:p>
      <text:p text:style-name="P5"><text:span text:style-name="Source_20_Text"><text:s text:c="4"/>n = len(arr)</text:span></text:p>
      <text:p text:style-name="P5"><text:span text:style-name="Source_20_Text"><text:s text:c="4"/>for i in range(n):</text:span></text:p>
      <text:p text:style-name="P5"><text:span text:style-name="Source_20_Text"><text:s text:c="8"/>swapped = False</text:span></text:p>
      <text:p text:style-name="P5"><text:span text:style-name="Source_20_Text"><text:s text:c="8"/>for j in range(0, n - i - 1):</text:span></text:p>
      <text:p text:style-name="P5"><text:span text:style-name="Source_20_Text"><text:s text:c="12"/>if arr[j] &gt; arr[j + 1]:</text:span></text:p>
      <text:p text:style-name="P5"><text:span text:style-name="Source_20_Text"><text:s text:c="16"/>arr[j], arr[j + 1] = arr[j + 1], arr[j]</text:span></text:p>
      <text:p text:style-name="P5"><text:span text:style-name="Source_20_Text"><text:s text:c="16"/>swapped = True</text:span></text:p>
      <text:p text:style-name="P5"><text:span text:style-name="Source_20_Text"><text:s text:c="8"/>if not swapped: <text:s/># optimization: stop if no swap happened</text:span></text:p>
      <text:p text:style-name="P5"><text:span text:style-name="Source_20_Text"><text:s text:c="12"/>break</text:span></text:p>
      <text:p text:style-name="P5"><text:span text:style-name="Source_20_Text"><text:s text:c="4"/>return arr</text:span></text:p>
      <text:p text:style-name="P5"/>
      <text:p text:style-name="P5"><text:soft-page-break/><text:span text:style-name="Source_20_Text"># Example usage</text:span></text:p>
      <text:p text:style-name="P5"><text:span text:style-name="Source_20_Text">arr = [64, 25, 12, 22, 11]</text:span></text:p>
      <text:p text:style-name="P5"><text:span text:style-name="Source_20_Text">print("Original array:", arr)</text:span></text:p>
      <text:p text:style-name="P5"><text:span text:style-name="Source_20_Text">sorted_arr = bubble_sort(arr)</text:span></text:p>
      <text:p text:style-name="P6"><text:span text:style-name="Source_20_Text">print("Sorted array:", sorted_arr)</text:span></text:p>
      <text:p text:style-name="Horizontal_20_Line"/>
      <text:p text:style-name="Text_20_body"><text:span text:style-name="Strong_20_Emphasis">Input/Output:</text:span></text:p>
      <text:p text:style-name="Text_20_body"><text:span text:style-name="Strong_20_Emphasis">Input:</text:span></text:p>
      <text:p text:style-name="P7"><text:span text:style-name="Source_20_Text">Original array: [64, 25, 12, 22, 11]</text:span></text:p>
      <text:p text:style-name="Text_20_body"><text:span text:style-name="Strong_20_Emphasis">Output:</text:span></text:p>
      <text:p text:style-name="P7"><text:span text:style-name="Source_20_Text">Sorted array: [11, 12, 22, 25, 64]</text:span></text:p>
      <text:p text:style-name="P8"/>
      <text:p text:style-name="P1"/>
      <text:p text:style-name="P1"><text:span text:style-name="Strong_20_Emphasis"/></text:p>
      <text:p text:style-name="P9"><text:span text:style-name="Strong_20_Emphasis">Problem No-2. Write a program to find an element using a linear search algorithm.</text:span></text:p>
      <text:p text:style-name="P1"><text:span text:style-name="Strong_20_Emphasis">Title:</text:span><text:line-break/>Searching for an Element in a Linear Array Using the Linear Search Method</text:p>
      <text:p text:style-name="Horizontal_20_Line"/>
      <text:p text:style-name="Text_20_body"><text:span text:style-name="Strong_20_Emphasis">Theory:</text:span><text:line-break/>Linear Search is the most basic searching technique. It works by scanning the array sequentially, checking each element one by one until the target element is found or the list ends. It does not require the array to be sorted. Though simple, it is inefficient for large datasets compared to other searching techniques like binary search.</text:p>
      <text:p text:style-name="Horizontal_20_Line"/>
      <text:p text:style-name="Text_20_body"><text:span text:style-name="Strong_20_Emphasis">Complexity:</text:span></text:p>
      <text:list text:style-name="L3">
        <text:list-item>
          <text:p text:style-name="P10"><text:span text:style-name="Strong_20_Emphasis">Best Case:</text:span> O(1) (element found at the first position)</text:p>
        </text:list-item>
        <text:list-item>
          <text:p text:style-name="P10"><text:span text:style-name="Strong_20_Emphasis">Worst Case:</text:span> O(n) (element at the last position or not present)</text:p>
        </text:list-item>
        <text:list-item>
          <text:p text:style-name="P10"><text:span text:style-name="Strong_20_Emphasis">Average Case:</text:span> O(n)</text:p>
        </text:list-item>
        <text:list-item>
          <text:p text:style-name="P10"><text:span text:style-name="Strong_20_Emphasis">Space Requirement:</text:span> O(1)</text:p>
        </text:list-item>
      </text:list>
      <text:p text:style-name="Horizontal_20_Line"/>
      <text:p text:style-name="Text_20_body"><text:span text:style-name="Strong_20_Emphasis">Objective:</text:span><text:line-break/>To implement the linear search technique in Python to locate a specific element within a one-dimensional array.</text:p>
      <text:p text:style-name="Horizontal_20_Line"/>
      <text:p text:style-name="Text_20_body"><text:span text:style-name="Strong_20_Emphasis">Algorithm:</text:span></text:p>
      <text:list text:style-name="L4">
        <text:list-item>
          <text:p text:style-name="P11">Start with an array of size n and the element to be searched.</text:p>
        </text:list-item>
        <text:list-item>
          <text:p text:style-name="P11">Initialize an index variable.</text:p>
        </text:list-item>
        <text:list-item>
          <text:p text:style-name="P11">Traverse the array element by element.</text:p>
        </text:list-item>
        <text:list-item>
          <text:p text:style-name="P11">If the current element matches the key, return its index.</text:p>
        </text:list-item>
        <text:list-item>
          <text:p text:style-name="P11">If the traversal ends without finding the key, declare that the element is not present.</text:p>
        </text:list-item>
      </text:list>
      <text:p text:style-name="Horizontal_20_Line"/>
      <text:p text:style-name="Text_20_body"><text:span text:style-name="Strong_20_Emphasis">Python Program:</text:span></text:p>
      <text:p text:style-name="P4"><text:span text:style-name="Source_20_Text">def linear_search(arr, key):</text:span></text:p>
      <text:p text:style-name="P5"><text:span text:style-name="Source_20_Text"><text:s text:c="4"/>for i in range(len(arr)):</text:span></text:p>
      <text:p text:style-name="P5"><text:span text:style-name="Source_20_Text"><text:s text:c="8"/>if arr[i] == key:</text:span></text:p>
      <text:p text:style-name="P5"><text:span text:style-name="Source_20_Text"><text:s text:c="12"/>return i <text:s/># return the index where the element is found</text:span></text:p>
      <text:p text:style-name="P5"><text:span text:style-name="Source_20_Text"><text:s text:c="4"/>return -1 <text:s/># element not found</text:span></text:p>
      <text:p text:style-name="P5"/>
      <text:p text:style-name="P5"><text:span text:style-name="Source_20_Text"># Demonstration</text:span></text:p>
      <text:p text:style-name="P5"><text:span text:style-name="Source_20_Text">data = [10, 25, 30, 45, 50]</text:span></text:p>
      <text:p text:style-name="P5"><text:span text:style-name="Source_20_Text">target = 30</text:span></text:p>
      <text:p text:style-name="P5"/>
      <text:p text:style-name="P5"><text:span text:style-name="Source_20_Text">print("Array:", data)</text:span></text:p>
      <text:p text:style-name="P5"><text:span text:style-name="Source_20_Text">result = linear_search(data, target)</text:span></text:p>
      <text:p text:style-name="P5"><text:soft-page-break/></text:p>
      <text:p text:style-name="P5"><text:span text:style-name="Source_20_Text">if result != -1:</text:span></text:p>
      <text:p text:style-name="P5"><text:span text:style-name="Source_20_Text"><text:s text:c="4"/>print(f"Element {target} found at position {result}")</text:span></text:p>
      <text:p text:style-name="P5"><text:span text:style-name="Source_20_Text">else:</text:span></text:p>
      <text:p text:style-name="P6"><text:span text:style-name="Source_20_Text"><text:s text:c="4"/>print(f"Element {target} not found in the array")</text:span></text:p>
      <text:p text:style-name="Horizontal_20_Line"/>
      <text:p text:style-name="Text_20_body"><text:span text:style-name="Strong_20_Emphasis">Example Input/Output:</text:span></text:p>
      <text:p text:style-name="Text_20_body"><text:span text:style-name="Strong_20_Emphasis">Input:</text:span></text:p>
      <text:p text:style-name="P4"><text:span text:style-name="Source_20_Text">Array: [10, 25, 30, 45, 50]</text:span></text:p>
      <text:p text:style-name="P6"><text:span text:style-name="Source_20_Text">Target element: 30</text:span></text:p>
      <text:p text:style-name="Text_20_body"><text:span text:style-name="Strong_20_Emphasis">Output:</text:span></text:p>
      <text:p text:style-name="P7"><text:span text:style-name="Source_20_Text">Element 30 found at position 2</text:span></text:p>
      <text:p text:style-name="P12"/>
      <text:p text:style-name="P13"/>
      <text:p text:style-name="P14">Problem No-3. Write a program to sort a linear array using the merge sort algorithm..</text:p>
      <text:p text:style-name="P15"><text:span text:style-name="Strong_20_Emphasis">Title:</text:span><text:line-break/>Program to Sort a Linear Array Using the Merge Sort Algorithm</text:p>
      <text:p text:style-name="Horizontal_20_Line"/>
      <text:p text:style-name="Text_20_body"><text:span text:style-name="Strong_20_Emphasis">Theory:</text:span><text:line-break/>Merge Sort is a divide-and-conquer based sorting method. It splits the array into two halves, recursively sorts each half, and then merges the sorted halves to produce the final sorted array. The merging process ensures that the two halves are combined in the correct order. This algorithm is highly efficient for large datasets compared to simpler algorithms like bubble sort or insertion sort.</text:p>
      <text:p text:style-name="Horizontal_20_Line"/>
      <text:p text:style-name="Text_20_body"><text:span text:style-name="Strong_20_Emphasis">Complexity:</text:span></text:p>
      <text:list text:style-name="L5">
        <text:list-item>
          <text:p text:style-name="P16"><text:span text:style-name="Strong_20_Emphasis">Best Case:</text:span> O(nlogn)</text:p>
        </text:list-item>
        <text:list-item>
          <text:p text:style-name="P16"><text:span text:style-name="Strong_20_Emphasis">Worst Case:</text:span> O(nlogn)</text:p>
        </text:list-item>
        <text:list-item>
          <text:p text:style-name="P16"><text:span text:style-name="Strong_20_Emphasis">Average Case:</text:span> O(nlogn)</text:p>
        </text:list-item>
        <text:list-item>
          <text:p text:style-name="P16"><text:span text:style-name="Strong_20_Emphasis">Space Requirement:</text:span> O(n) (extra space for merging)</text:p>
        </text:list-item>
      </text:list>
      <text:p text:style-name="Horizontal_20_Line"/>
      <text:p text:style-name="Text_20_body"><text:span text:style-name="Strong_20_Emphasis">Objective:</text:span><text:line-break/>To implement the merge sort algorithm in Python and demonstrate how it arranges the elements of an array in ascending order.</text:p>
      <text:p text:style-name="Horizontal_20_Line"/>
      <text:p text:style-name="Text_20_body"><text:span text:style-name="Strong_20_Emphasis">Algorithm:</text:span></text:p>
      <text:list text:style-name="L6">
        <text:list-item>
          <text:p text:style-name="P17">If the array contains only one element, return it (base case).</text:p>
        </text:list-item>
        <text:list-item>
          <text:p text:style-name="P17">Otherwise, divide the array into two halves.</text:p>
        </text:list-item>
        <text:list-item>
          <text:p text:style-name="P17">Recursively apply merge sort on the left half.</text:p>
        </text:list-item>
        <text:list-item>
          <text:p text:style-name="P17">Recursively apply merge sort on the right half.</text:p>
        </text:list-item>
        <text:list-item>
          <text:p text:style-name="P17">Merge the two sorted halves into a single sorted array.</text:p>
        </text:list-item>
        <text:list-item>
          <text:p text:style-name="P17">Return the final sorted result.</text:p>
        </text:list-item>
      </text:list>
      <text:p text:style-name="Horizontal_20_Line"/>
      <text:p text:style-name="Text_20_body"><text:span text:style-name="Strong_20_Emphasis">Python Program:</text:span></text:p>
      <text:p text:style-name="P4"><text:span text:style-name="Source_20_Text">def merge_sort(arr):</text:span></text:p>
      <text:p text:style-name="P5"><text:span text:style-name="Source_20_Text"><text:s text:c="4"/>if len(arr) &gt; 1:</text:span></text:p>
      <text:p text:style-name="P5"><text:span text:style-name="Source_20_Text"><text:s text:c="8"/>mid = len(arr) // 2</text:span></text:p>
      <text:p text:style-name="P5"><text:span text:style-name="Source_20_Text"><text:s text:c="8"/>left_half = arr[:mid]</text:span></text:p>
      <text:p text:style-name="P5"><text:span text:style-name="Source_20_Text"><text:s text:c="8"/>right_half = arr[mid:]</text:span></text:p>
      <text:p text:style-name="P5"/>
      <text:p text:style-name="P5"><text:span text:style-name="Source_20_Text"><text:s text:c="8"/>merge_sort(left_half)</text:span></text:p>
      <text:p text:style-name="P5"><text:span text:style-name="Source_20_Text"><text:s text:c="8"/>merge_sort(right_half)</text:span></text:p>
      <text:p text:style-name="P5"/>
      <text:p text:style-name="P5"><text:span text:style-name="Source_20_Text"><text:s text:c="8"/>i = j = k = 0</text:span></text:p>
      <text:p text:style-name="P5"/>
      <text:p text:style-name="P5"><text:soft-page-break/><text:span text:style-name="Source_20_Text"><text:s text:c="8"/># Merge process</text:span></text:p>
      <text:p text:style-name="P5"><text:span text:style-name="Source_20_Text"><text:s text:c="8"/>while i &lt; len(left_half) and j &lt; len(right_half):</text:span></text:p>
      <text:p text:style-name="P5"><text:span text:style-name="Source_20_Text"><text:s text:c="12"/>if left_half[i] &lt; right_half[j]:</text:span></text:p>
      <text:p text:style-name="P5"><text:span text:style-name="Source_20_Text"><text:s text:c="16"/>arr[k] = left_half[i]</text:span></text:p>
      <text:p text:style-name="P5"><text:span text:style-name="Source_20_Text"><text:s text:c="16"/>i += 1</text:span></text:p>
      <text:p text:style-name="P5"><text:span text:style-name="Source_20_Text"><text:s text:c="12"/>else:</text:span></text:p>
      <text:p text:style-name="P5"><text:span text:style-name="Source_20_Text"><text:s text:c="16"/>arr[k] = right_half[j]</text:span></text:p>
      <text:p text:style-name="P5"><text:span text:style-name="Source_20_Text"><text:s text:c="16"/>j += 1</text:span></text:p>
      <text:p text:style-name="P5"><text:span text:style-name="Source_20_Text"><text:s text:c="12"/>k += 1</text:span></text:p>
      <text:p text:style-name="P5"/>
      <text:p text:style-name="P5"><text:span text:style-name="Source_20_Text"><text:s text:c="8"/>while i &lt; len(left_half):</text:span></text:p>
      <text:p text:style-name="P5"><text:span text:style-name="Source_20_Text"><text:s text:c="12"/>arr[k] = left_half[i]</text:span></text:p>
      <text:p text:style-name="P5"><text:span text:style-name="Source_20_Text"><text:s text:c="12"/>i += 1</text:span></text:p>
      <text:p text:style-name="P5"><text:span text:style-name="Source_20_Text"><text:s text:c="12"/>k += 1</text:span></text:p>
      <text:p text:style-name="P5"/>
      <text:p text:style-name="P5"><text:span text:style-name="Source_20_Text"><text:s text:c="8"/>while j &lt; len(right_half):</text:span></text:p>
      <text:p text:style-name="P5"><text:span text:style-name="Source_20_Text"><text:s text:c="12"/>arr[k] = right_half[j]</text:span></text:p>
      <text:p text:style-name="P5"><text:span text:style-name="Source_20_Text"><text:s text:c="12"/>j += 1</text:span></text:p>
      <text:p text:style-name="P5"><text:span text:style-name="Source_20_Text"><text:s text:c="12"/>k += 1</text:span></text:p>
      <text:p text:style-name="P5"/>
      <text:p text:style-name="P5"><text:span text:style-name="Source_20_Text"># Example usage</text:span></text:p>
      <text:p text:style-name="P5"><text:span text:style-name="Source_20_Text">data = [38, 27, 43, 3, 9, 82, 10]</text:span></text:p>
      <text:p text:style-name="P5"><text:span text:style-name="Source_20_Text">print("Original array:", data)</text:span></text:p>
      <text:p text:style-name="P5"><text:span text:style-name="Source_20_Text">merge_sort(data)</text:span></text:p>
      <text:p text:style-name="P6"><text:span text:style-name="Source_20_Text">print("Sorted array:", data)</text:span></text:p>
      <text:p text:style-name="Horizontal_20_Line"/>
      <text:p text:style-name="Text_20_body"><text:span text:style-name="Strong_20_Emphasis">Example Input/Output:</text:span></text:p>
      <text:p text:style-name="Text_20_body"><text:span text:style-name="Strong_20_Emphasis">Input:</text:span></text:p>
      <text:p text:style-name="P7"><text:span text:style-name="Source_20_Text">Original array: [38, 27, 43, 3, 9, 82, 10]</text:span></text:p>
      <text:p text:style-name="Text_20_body"><text:span text:style-name="Strong_20_Emphasis">Output:</text:span></text:p>
      <text:p text:style-name="P7"><text:span text:style-name="Source_20_Text">Sorted array: [3, 9, 10, 27, 38, 43, 82]</text:span></text:p>
      <text:p text:style-name="Horizontal_20_Line"/>
      <text:p text:style-name="P13"/>
      <text:p text:style-name="P14">Problem No-4. Write a program to find an element using the binary search algorithm</text:p>
      <text:p text:style-name="P15"><text:span text:style-name="Strong_20_Emphasis">Title:</text:span><text:line-break/>Program to Find an Element Using the Binary Search Algorithm</text:p>
      <text:p text:style-name="Horizontal_20_Line"/>
      <text:p text:style-name="Text_20_body"><text:span text:style-name="Strong_20_Emphasis">Theory:</text:span><text:line-break/>Binary Search is an efficient searching algorithm that works only on sorted arrays. The main idea is to repeatedly divide the search interval in half. The middle element is compared with the target value:</text:p>
      <text:list text:style-name="L7">
        <text:list-item>
          <text:p text:style-name="P18">If it matches, the search is complete.</text:p>
        </text:list-item>
        <text:list-item>
          <text:p text:style-name="P18">If the target is smaller, the left half is chosen.</text:p>
        </text:list-item>
        <text:list-item>
          <text:p text:style-name="P18">If the target is larger, the right half is chosen.</text:p>
        </text:list-item>
      </text:list>
      <text:p text:style-name="Text_20_body">This reduces the problem size by half in each step, making the algorithm much faster than linear search for large datasets.</text:p>
      <text:p text:style-name="Horizontal_20_Line"/>
      <text:p text:style-name="Text_20_body"><text:span text:style-name="Strong_20_Emphasis">Complexity:</text:span></text:p>
      <text:list text:style-name="L8">
        <text:list-item>
          <text:p text:style-name="P19"><text:span text:style-name="Strong_20_Emphasis">Best Case:</text:span> O(1) (element found at the middle in the first step)</text:p>
        </text:list-item>
        <text:list-item>
          <text:p text:style-name="P19"><text:span text:style-name="Strong_20_Emphasis">Worst Case:</text:span> O(logn)</text:p>
        </text:list-item>
        <text:list-item>
          <text:p text:style-name="P19"><text:span text:style-name="Strong_20_Emphasis">Average Case:</text:span> O(logn)</text:p>
        </text:list-item>
        <text:list-item>
          <text:p text:style-name="P19"><text:span text:style-name="Strong_20_Emphasis">Space Requirement:</text:span> O(1) (iterative version)</text:p>
        </text:list-item>
      </text:list>
      <text:p text:style-name="Horizontal_20_Line"/>
      <text:p text:style-name="Text_20_body"><text:span text:style-name="Strong_20_Emphasis">Objective:</text:span><text:line-break/>To implement the binary search algorithm in Python for locating a specific element in a sorted array.</text:p>
      <text:p text:style-name="Horizontal_20_Line"/>
      <text:p text:style-name="Text_20_body"><text:span text:style-name="Strong_20_Emphasis">Algorithm:</text:span></text:p>
      <text:list text:style-name="L9">
        <text:list-item>
          <text:p text:style-name="P20">Take a sorted array and the target element to search.</text:p>
        </text:list-item>
        <text:list-item>
          <text:p text:style-name="P20">Set two pointers: <text:span text:style-name="Source_20_Text">low = 0</text:span> and <text:span text:style-name="Source_20_Text">high = n-1</text:span>.</text:p>
        </text:list-item>
        <text:list-item>
          <text:p text:style-name="P20">While <text:span text:style-name="Source_20_Text">low</text:span> is less than or equal to <text:span text:style-name="Source_20_Text">high</text:span>:<text:line-break/>a. Find the middle index <text:span text:style-name="Source_20_Text">mid = (low + high) // 2</text:span>.<text:line-break/>b. If the middle element equals the target, return the index.<text:line-break/>c. If the target is smaller, set <text:span text:style-name="Source_20_Text">high = mid - 1</text:span>.<text:line-break/>d. If the target is larger, set <text:span text:style-name="Source_20_Text">low = mid + 1</text:span>.</text:p>
        </text:list-item>
        <text:list-item>
          <text:p text:style-name="P20">If no element is found, return -1.</text:p>
        </text:list-item>
      </text:list>
      <text:p text:style-name="Horizontal_20_Line"/>
      <text:p text:style-name="Text_20_body"><text:span text:style-name="Strong_20_Emphasis">Python Program:</text:span></text:p>
      <text:p text:style-name="P4"><text:span text:style-name="Source_20_Text">def binary_search(arr, key):</text:span></text:p>
      <text:p text:style-name="P5"><text:span text:style-name="Source_20_Text"><text:s text:c="4"/>low, high = 0, len(arr) - 1</text:span></text:p>
      <text:p text:style-name="P5"><text:soft-page-break/><text:span text:style-name="Source_20_Text"><text:s text:c="4"/>while low &lt;= high:</text:span></text:p>
      <text:p text:style-name="P5"><text:span text:style-name="Source_20_Text"><text:s text:c="8"/>mid = (low + high) // 2</text:span></text:p>
      <text:p text:style-name="P5"><text:span text:style-name="Source_20_Text"><text:s text:c="8"/>if arr[mid] == key:</text:span></text:p>
      <text:p text:style-name="P5"><text:span text:style-name="Source_20_Text"><text:s text:c="12"/>return mid</text:span></text:p>
      <text:p text:style-name="P5"><text:span text:style-name="Source_20_Text"><text:s text:c="8"/>elif arr[mid] &lt; key:</text:span></text:p>
      <text:p text:style-name="P5"><text:span text:style-name="Source_20_Text"><text:s text:c="12"/>low = mid + 1</text:span></text:p>
      <text:p text:style-name="P5"><text:span text:style-name="Source_20_Text"><text:s text:c="8"/>else:</text:span></text:p>
      <text:p text:style-name="P5"><text:span text:style-name="Source_20_Text"><text:s text:c="12"/>high = mid - 1</text:span></text:p>
      <text:p text:style-name="P5"><text:span text:style-name="Source_20_Text"><text:s text:c="4"/>return -1</text:span></text:p>
      <text:p text:style-name="P5"/>
      <text:p text:style-name="P5"><text:span text:style-name="Source_20_Text"># Example run</text:span></text:p>
      <text:p text:style-name="P5"><text:span text:style-name="Source_20_Text">numbers = [10, 20, 30, 40, 50, 60]</text:span></text:p>
      <text:p text:style-name="P5"><text:span text:style-name="Source_20_Text">target = 40</text:span></text:p>
      <text:p text:style-name="P5"/>
      <text:p text:style-name="P5"><text:span text:style-name="Source_20_Text">print("Sorted array:", numbers)</text:span></text:p>
      <text:p text:style-name="P5"><text:span text:style-name="Source_20_Text">result = binary_search(numbers, target)</text:span></text:p>
      <text:p text:style-name="P5"/>
      <text:p text:style-name="P5"><text:span text:style-name="Source_20_Text">if result != -1:</text:span></text:p>
      <text:p text:style-name="P5"><text:span text:style-name="Source_20_Text"><text:s text:c="4"/>print(f"Element {target} found at index {result}")</text:span></text:p>
      <text:p text:style-name="P5"><text:span text:style-name="Source_20_Text">else:</text:span></text:p>
      <text:p text:style-name="P6"><text:span text:style-name="Source_20_Text"><text:s text:c="4"/>print(f"Element {target} not found in the array")</text:span></text:p>
      <text:p text:style-name="Horizontal_20_Line"/>
      <text:p text:style-name="Text_20_body"><text:span text:style-name="Strong_20_Emphasis">Example Input/Output:</text:span></text:p>
      <text:p text:style-name="Text_20_body"><text:span text:style-name="Strong_20_Emphasis">Input:</text:span></text:p>
      <text:p text:style-name="P4"><text:span text:style-name="Source_20_Text">Sorted array: [10, 20, 30, 40, 50, 60]</text:span></text:p>
      <text:p text:style-name="P6"><text:span text:style-name="Source_20_Text">Target element: 40</text:span></text:p>
      <text:p text:style-name="Text_20_body"><text:span text:style-name="Strong_20_Emphasis">Output:</text:span></text:p>
      <text:p text:style-name="P7"><text:span text:style-name="Source_20_Text">Element 40 found at index 3</text:span></text:p>
      <text:p text:style-name="P21"/>
      <text:p text:style-name="P22"><text:span text:style-name="Strong_20_Emphasis"><text:span text:style-name="T1"/></text:span></text:p>
      <text:p text:style-name="P23"><text:span text:style-name="Strong_20_Emphasis"><text:span text:style-name="T1">Problem No-5. Implementation of Stack Data Structure</text:span></text:span></text:p>
      <text:p text:style-name="P24"><text:span text:style-name="Strong_20_Emphasis">Title:</text:span><text:span text:style-name="Strong_20_Emphasis"><text:span text:style-name="T2"><text:line-break/>Implementation of Stack Data Structure</text:span></text:span></text:p>
      <text:p text:style-name="Horizontal_20_Line"/>
      <text:p text:style-name="Text_20_body"><text:span text:style-name="Strong_20_Emphasis">Theory:</text:span><text:line-break/>A stack is a linear data structure that follows the principle of <text:span text:style-name="Strong_20_Emphasis">Last In, First Out (LIFO)</text:span>. This means the most recently added element is the first one to be removed. The primary operations of a stack are:</text:p>
      <text:list text:style-name="L10">
        <text:list-item>
          <text:p text:style-name="P25"><text:span text:style-name="Strong_20_Emphasis">PUSH:</text:span> Insert an element onto the top of the stack.</text:p>
        </text:list-item>
        <text:list-item>
          <text:p text:style-name="P25"><text:span text:style-name="Strong_20_Emphasis">POP:</text:span> Remove the element from the top of the stack.</text:p>
        </text:list-item>
        <text:list-item>
          <text:p text:style-name="P25"><text:span text:style-name="Strong_20_Emphasis">PEEK/TOP:</text:span> View the top element without removing it.</text:p>
        </text:list-item>
        <text:list-item>
          <text:p text:style-name="P25"><text:span text:style-name="Strong_20_Emphasis">isEmpty:</text:span> Check whether the stack has no elements.</text:p>
        </text:list-item>
      </text:list>
      <text:p text:style-name="Text_20_body">Stacks are commonly used in function call management, expression evaluation, undo mechanisms, and parsing algorithms.</text:p>
      <text:p text:style-name="Horizontal_20_Line"/>
      <text:p text:style-name="Text_20_body"><text:span text:style-name="Strong_20_Emphasis">Complexity:</text:span></text:p>
      <text:list text:style-name="L11">
        <text:list-item>
          <text:p text:style-name="P26"><text:span text:style-name="Strong_20_Emphasis">PUSH:</text:span> O(1)</text:p>
        </text:list-item>
        <text:list-item>
          <text:p text:style-name="P26"><text:span text:style-name="Strong_20_Emphasis">POP:</text:span> O(1)</text:p>
        </text:list-item>
        <text:list-item>
          <text:p text:style-name="P26"><text:span text:style-name="Strong_20_Emphasis">PEEK:</text:span> O(1)</text:p>
        </text:list-item>
        <text:list-item>
          <text:p text:style-name="P26"><text:span text:style-name="Strong_20_Emphasis">Space Complexity:</text:span> O(n)</text:p>
        </text:list-item>
      </text:list>
      <text:p text:style-name="Horizontal_20_Line"/>
      <text:p text:style-name="Text_20_body"><text:span text:style-name="Strong_20_Emphasis">Objective:</text:span><text:line-break/>To implement a stack data structure in Python using a list and perform basic operations like push, pop, and display.</text:p>
      <text:p text:style-name="Horizontal_20_Line"/>
      <text:p text:style-name="Text_20_body"><text:span text:style-name="Strong_20_Emphasis">Algorithm:</text:span></text:p>
      <text:list text:style-name="L12">
        <text:list-item>
          <text:p text:style-name="P27">Initialize an empty list to represent the stack.</text:p>
        </text:list-item>
        <text:list-item>
          <text:p text:style-name="P27">For <text:span text:style-name="Strong_20_Emphasis">PUSH operation</text:span>, append the element to the list.</text:p>
        </text:list-item>
        <text:list-item>
          <text:p text:style-name="P27">For <text:span text:style-name="Strong_20_Emphasis">POP operation</text:span>, remove and return the last element if the stack is not empty.</text:p>
        </text:list-item>
        <text:list-item>
          <text:p text:style-name="P27">For <text:span text:style-name="Strong_20_Emphasis">PEEK operation</text:span>, return the last element without removing it.</text:p>
        </text:list-item>
        <text:list-item>
          <text:p text:style-name="P27">Provide a method to check whether the stack is empty.</text:p>
        </text:list-item>
      </text:list>
      <text:p text:style-name="Horizontal_20_Line"/>
      <text:p text:style-name="Text_20_body"><text:span text:style-name="Strong_20_Emphasis">Python Program:</text:span></text:p>
      <text:p text:style-name="P4"><text:span text:style-name="Source_20_Text">class Stack:</text:span></text:p>
      <text:p text:style-name="P5"><text:span text:style-name="Source_20_Text"><text:s text:c="4"/>def __init__(self):</text:span></text:p>
      <text:p text:style-name="P5"><text:span text:style-name="Source_20_Text"><text:s text:c="8"/>self.items = []</text:span></text:p>
      <text:p text:style-name="P5"><text:soft-page-break/></text:p>
      <text:p text:style-name="P5"><text:span text:style-name="Source_20_Text"><text:s text:c="4"/>def is_empty(self):</text:span></text:p>
      <text:p text:style-name="P5"><text:span text:style-name="Source_20_Text"><text:s text:c="8"/>return len(self.items) == 0</text:span></text:p>
      <text:p text:style-name="P5"/>
      <text:p text:style-name="P5"><text:span text:style-name="Source_20_Text"><text:s text:c="4"/>def push(self, item):</text:span></text:p>
      <text:p text:style-name="P5"><text:span text:style-name="Source_20_Text"><text:s text:c="8"/>self.items.append(item)</text:span></text:p>
      <text:p text:style-name="P5"/>
      <text:p text:style-name="P5"><text:span text:style-name="Source_20_Text"><text:s text:c="4"/>def pop(self):</text:span></text:p>
      <text:p text:style-name="P5"><text:span text:style-name="Source_20_Text"><text:s text:c="8"/>if not self.is_empty():</text:span></text:p>
      <text:p text:style-name="P5"><text:span text:style-name="Source_20_Text"><text:s text:c="12"/>return self.items.pop()</text:span></text:p>
      <text:p text:style-name="P5"><text:span text:style-name="Source_20_Text"><text:s text:c="8"/>else:</text:span></text:p>
      <text:p text:style-name="P5"><text:span text:style-name="Source_20_Text"><text:s text:c="12"/>return "Stack is empty"</text:span></text:p>
      <text:p text:style-name="P5"/>
      <text:p text:style-name="P5"><text:span text:style-name="Source_20_Text"><text:s text:c="4"/>def peek(self):</text:span></text:p>
      <text:p text:style-name="P5"><text:span text:style-name="Source_20_Text"><text:s text:c="8"/>if not self.is_empty():</text:span></text:p>
      <text:p text:style-name="P5"><text:span text:style-name="Source_20_Text"><text:s text:c="12"/>return self.items[-1]</text:span></text:p>
      <text:p text:style-name="P5"><text:span text:style-name="Source_20_Text"><text:s text:c="8"/>else:</text:span></text:p>
      <text:p text:style-name="P5"><text:span text:style-name="Source_20_Text"><text:s text:c="12"/>return "Stack is empty"</text:span></text:p>
      <text:p text:style-name="P5"/>
      <text:p text:style-name="P5"><text:span text:style-name="Source_20_Text"><text:s text:c="4"/>def display(self):</text:span></text:p>
      <text:p text:style-name="P5"><text:span text:style-name="Source_20_Text"><text:s text:c="8"/>return self.items</text:span></text:p>
      <text:p text:style-name="P5"/>
      <text:p text:style-name="P5"><text:span text:style-name="Source_20_Text"># Example usage</text:span></text:p>
      <text:p text:style-name="P5"><text:span text:style-name="Source_20_Text">s = Stack()</text:span></text:p>
      <text:p text:style-name="P5"><text:span text:style-name="Source_20_Text">s.push(10)</text:span></text:p>
      <text:p text:style-name="P5"><text:span text:style-name="Source_20_Text">s.push(20)</text:span></text:p>
      <text:p text:style-name="P5"><text:span text:style-name="Source_20_Text">s.push(30)</text:span></text:p>
      <text:p text:style-name="P5"><text:span text:style-name="Source_20_Text">print("Stack after pushes:", s.display())</text:span></text:p>
      <text:p text:style-name="P5"><text:span text:style-name="Source_20_Text">print("Top element:", s.peek())</text:span></text:p>
      <text:p text:style-name="P5"><text:span text:style-name="Source_20_Text">print("Element popped:", s.pop())</text:span></text:p>
      <text:p text:style-name="P6"><text:span text:style-name="Source_20_Text">print("Stack after pop:", s.display())</text:span></text:p>
      <text:p text:style-name="Horizontal_20_Line"/>
      <text:p text:style-name="Text_20_body"><text:span text:style-name="Strong_20_Emphasis">Example Input/Output:</text:span></text:p>
      <text:p text:style-name="Text_20_body"><text:span text:style-name="Strong_20_Emphasis">Input:</text:span></text:p>
      <text:p text:style-name="P4"><text:span text:style-name="Source_20_Text">Push 10, 20, 30</text:span></text:p>
      <text:p text:style-name="P5"><text:span text:style-name="Source_20_Text">Peek</text:span></text:p>
      <text:p text:style-name="P5"><text:span text:style-name="Source_20_Text">Pop</text:span></text:p>
      <text:p text:style-name="P6"><text:span text:style-name="Source_20_Text">Display</text:span></text:p>
      <text:p text:style-name="Text_20_body"><text:span text:style-name="Strong_20_Emphasis">Output:</text:span></text:p>
      <text:p text:style-name="P4"><text:span text:style-name="Source_20_Text">Stack after pushes: [10, 20, 30]</text:span></text:p>
      <text:p text:style-name="P5"><text:span text:style-name="Source_20_Text">Top element: 30</text:span></text:p>
      <text:p text:style-name="P5"><text:span text:style-name="Source_20_Text">Element popped: 30</text:span></text:p>
      <text:p text:style-name="P6"><text:span text:style-name="Source_20_Text">Stack after pop: [10, 20]</text:span></text:p>
      <text:p text:style-name="Horizontal_20_Line"/>
      <text:p text:style-name="P22"><text:span text:style-name="Strong_20_Emphasis"><text:span text:style-name="T1"/></text:span></text:p>
      <text:p text:style-name="P23"><text:span text:style-name="Strong_20_Emphasis"><text:span text:style-name="T1">Problem No-6. Write a program to implement a queue data structure along with its typical operations.</text:span></text:span></text:p>
      <text:p text:style-name="P22"><text:span text:style-name="Strong_20_Emphasis"><text:span text:style-name="T1"/></text:span></text:p>
      <text:p text:style-name="P24"><text:span text:style-name="Strong_20_Emphasis">Title:</text:span><text:span text:style-name="Strong_20_Emphasis"><text:span text:style-name="T1"><text:line-break/>Write a program to implement a Queue Data Structure along with its typical operations</text:span></text:span></text:p>
      <text:p text:style-name="P28"/>
      <text:p text:style-name="P29"><text:span text:style-name="Strong_20_Emphasis">Theory:</text:span><text:line-break/>A queue is a linear data structure that works on the principle of <text:span text:style-name="Strong_20_Emphasis">First In, First Out (FIFO)</text:span>. This means the element inserted first will be the first one to be removed. It has two main ends:</text:p>
      <text:list text:style-name="L13">
        <text:list-item>
          <text:p text:style-name="P30"><text:span text:style-name="Strong_20_Emphasis">Front:</text:span> Position from where elements are removed.</text:p>
        </text:list-item>
        <text:list-item>
          <text:p text:style-name="P30"><text:span text:style-name="Strong_20_Emphasis">Rear:</text:span> Position where elements are added.</text:p>
        </text:list-item>
      </text:list>
      <text:p text:style-name="P29">The common operations supported by a queue are:</text:p>
      <text:list text:style-name="L14">
        <text:list-item>
          <text:p text:style-name="P31"><text:span text:style-name="Strong_20_Emphasis">ENQUEUE:</text:span> Insert an element at the rear.</text:p>
        </text:list-item>
        <text:list-item>
          <text:p text:style-name="P31"><text:span text:style-name="Strong_20_Emphasis">DEQUEUE:</text:span> Remove an element from the front.</text:p>
        </text:list-item>
        <text:list-item>
          <text:p text:style-name="P31"><text:span text:style-name="Strong_20_Emphasis">PEEK/FRONT:</text:span> View the element at the front without removing it.</text:p>
        </text:list-item>
        <text:list-item>
          <text:p text:style-name="P31"><text:span text:style-name="Strong_20_Emphasis">isEmpty:</text:span> Check whether the queue has no elements.</text:p>
        </text:list-item>
      </text:list>
      <text:p text:style-name="P29">Queues are frequently used in scheduling, buffering, operating systems, and simulations.</text:p>
      <text:p text:style-name="P28"/>
      <text:p text:style-name="P29"><text:span text:style-name="Strong_20_Emphasis">Complexity:</text:span></text:p>
      <text:list text:style-name="L15">
        <text:list-item>
          <text:p text:style-name="P32"><text:span text:style-name="Strong_20_Emphasis">ENQUEUE:</text:span> O(1)</text:p>
        </text:list-item>
        <text:list-item>
          <text:p text:style-name="P32"><text:span text:style-name="Strong_20_Emphasis">DEQUEUE:</text:span> O(1)</text:p>
        </text:list-item>
        <text:list-item>
          <text:p text:style-name="P32"><text:span text:style-name="Strong_20_Emphasis">PEEK:</text:span> O(1)</text:p>
        </text:list-item>
        <text:list-item>
          <text:p text:style-name="P32"><text:span text:style-name="Strong_20_Emphasis">Space Requirement:</text:span> O(n)</text:p>
        </text:list-item>
      </text:list>
      <text:p text:style-name="P28"/>
      <text:p text:style-name="P29"><text:span text:style-name="Strong_20_Emphasis">Objective:</text:span><text:line-break/>To implement a queue using Python lists and demonstrate its basic operations like enqueue, dequeue, and display.</text:p>
      <text:p text:style-name="P28"/>
      <text:p text:style-name="P29"><text:span text:style-name="Strong_20_Emphasis">Algorithm:</text:span></text:p>
      <text:list text:style-name="L16">
        <text:list-item>
          <text:p text:style-name="P33">Start with an empty list representing the queue.</text:p>
        </text:list-item>
        <text:list-item>
          <text:p text:style-name="P33">For <text:span text:style-name="Strong_20_Emphasis">ENQUEUE</text:span>, append an element to the end of the list.</text:p>
        </text:list-item>
        <text:list-item>
          <text:p text:style-name="P33">For <text:span text:style-name="Strong_20_Emphasis">DEQUEUE</text:span>, remove the first element if the queue is not empty.</text:p>
        </text:list-item>
        <text:list-item>
          <text:p text:style-name="P33">For <text:span text:style-name="Strong_20_Emphasis">PEEK</text:span>, return the first element without removing it.</text:p>
        </text:list-item>
        <text:list-item>
          <text:p text:style-name="P33">Provide a function to check whether the queue is empty.</text:p>
        </text:list-item>
      </text:list>
      <text:p text:style-name="P28"/>
      <text:p text:style-name="P29"><text:soft-page-break/><text:span text:style-name="Strong_20_Emphasis">Python Program:</text:span></text:p>
      <text:p text:style-name="P34"><text:span text:style-name="Source_20_Text">class Queue:</text:span></text:p>
      <text:p text:style-name="P35"><text:span text:style-name="Source_20_Text"><text:s text:c="4"/>def __init__(self):</text:span></text:p>
      <text:p text:style-name="P35"><text:span text:style-name="Source_20_Text"><text:s text:c="8"/>self.items = []</text:span></text:p>
      <text:p text:style-name="P35"/>
      <text:p text:style-name="P35"><text:span text:style-name="Source_20_Text"><text:s text:c="4"/>def is_empty(self):</text:span></text:p>
      <text:p text:style-name="P35"><text:span text:style-name="Source_20_Text"><text:s text:c="8"/>return len(self.items) == 0</text:span></text:p>
      <text:p text:style-name="P35"/>
      <text:p text:style-name="P35"><text:span text:style-name="Source_20_Text"><text:s text:c="4"/>def enqueue(self, item):</text:span></text:p>
      <text:p text:style-name="P35"><text:span text:style-name="Source_20_Text"><text:s text:c="8"/>self.items.append(item)</text:span></text:p>
      <text:p text:style-name="P35"/>
      <text:p text:style-name="P35"><text:span text:style-name="Source_20_Text"><text:s text:c="4"/>def dequeue(self):</text:span></text:p>
      <text:p text:style-name="P35"><text:span text:style-name="Source_20_Text"><text:s text:c="8"/>if not self.is_empty():</text:span></text:p>
      <text:p text:style-name="P35"><text:span text:style-name="Source_20_Text"><text:s text:c="12"/>return self.items.pop(0)</text:span></text:p>
      <text:p text:style-name="P35"><text:span text:style-name="Source_20_Text"><text:s text:c="8"/>else:</text:span></text:p>
      <text:p text:style-name="P35"><text:span text:style-name="Source_20_Text"><text:s text:c="12"/>return "Queue is empty"</text:span></text:p>
      <text:p text:style-name="P35"/>
      <text:p text:style-name="P35"><text:span text:style-name="Source_20_Text"><text:s text:c="4"/>def peek(self):</text:span></text:p>
      <text:p text:style-name="P35"><text:span text:style-name="Source_20_Text"><text:s text:c="8"/>if not self.is_empty():</text:span></text:p>
      <text:p text:style-name="P35"><text:span text:style-name="Source_20_Text"><text:s text:c="12"/>return self.items[0]</text:span></text:p>
      <text:p text:style-name="P35"><text:span text:style-name="Source_20_Text"><text:s text:c="8"/>else:</text:span></text:p>
      <text:p text:style-name="P35"><text:span text:style-name="Source_20_Text"><text:s text:c="12"/>return "Queue is empty"</text:span></text:p>
      <text:p text:style-name="P35"/>
      <text:p text:style-name="P35"><text:span text:style-name="Source_20_Text"><text:s text:c="4"/>def display(self):</text:span></text:p>
      <text:p text:style-name="P35"><text:span text:style-name="Source_20_Text"><text:s text:c="8"/>return self.items</text:span></text:p>
      <text:p text:style-name="P35"/>
      <text:p text:style-name="P35"><text:span text:style-name="Source_20_Text"># Example usage</text:span></text:p>
      <text:p text:style-name="P35"><text:span text:style-name="Source_20_Text">q = Queue()</text:span></text:p>
      <text:p text:style-name="P35"><text:span text:style-name="Source_20_Text">q.enqueue(10)</text:span></text:p>
      <text:p text:style-name="P35"><text:span text:style-name="Source_20_Text">q.enqueue(20)</text:span></text:p>
      <text:p text:style-name="P35"><text:span text:style-name="Source_20_Text">q.enqueue(30)</text:span></text:p>
      <text:p text:style-name="P35"><text:span text:style-name="Source_20_Text">print("Queue after enqueue:", q.display())</text:span></text:p>
      <text:p text:style-name="P35"><text:span text:style-name="Source_20_Text">print("Front element:", q.peek())</text:span></text:p>
      <text:p text:style-name="P35"><text:span text:style-name="Source_20_Text">print("Element removed:", q.dequeue())</text:span></text:p>
      <text:p text:style-name="P36"><text:span text:style-name="Source_20_Text">print("Queue after dequeue:", q.display())</text:span></text:p>
      <text:p text:style-name="P28"/>
      <text:p text:style-name="P29"><text:span text:style-name="Strong_20_Emphasis">Example Input/Output:</text:span></text:p>
      <text:p text:style-name="P29"><text:span text:style-name="Strong_20_Emphasis">Input:</text:span></text:p>
      <text:p text:style-name="P34"><text:span text:style-name="Source_20_Text">Enqueue 10, 20, 30</text:span></text:p>
      <text:p text:style-name="P35"><text:span text:style-name="Source_20_Text">Peek</text:span></text:p>
      <text:p text:style-name="P35"><text:span text:style-name="Source_20_Text">Dequeue</text:span></text:p>
      <text:p text:style-name="P36"><text:span text:style-name="Source_20_Text">Display</text:span></text:p>
      <text:p text:style-name="P29"><text:span text:style-name="Strong_20_Emphasis">Output:</text:span></text:p>
      <text:p text:style-name="P34"><text:span text:style-name="Source_20_Text">Queue after enqueue: [10, 20, 30]</text:span></text:p>
      <text:p text:style-name="P35"><text:span text:style-name="Source_20_Text">Front element: 10</text:span></text:p>
      <text:p text:style-name="P35"><text:span text:style-name="Source_20_Text">Element removed: 10</text:span></text:p>
      <text:p text:style-name="P36"><text:span text:style-name="Source_20_Text">Queue after dequeue: [20, 30]</text:span></text:p>
      <text:p text:style-name="P28"/>
      <text:p text:style-name="P2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7T10:10:15.198938725</meta:creation-date>
    <dc:date>2025-09-14T10:08:25.785660942</dc:date>
    <meta:editing-duration>PT17M</meta:editing-duration>
    <meta:editing-cycles>3</meta:editing-cycles>
    <meta:generator>LibreOffice/25.2.5.2$Linux_X86_64 LibreOffice_project/520$Build-2</meta:generator>
    <meta:document-statistic meta:table-count="0" meta:image-count="0" meta:object-count="0" meta:page-count="12" meta:paragraph-count="292" meta:word-count="1830" meta:character-count="11420" meta:non-whitespace-character-count="9201"/>
  </office:meta>
</office:document-meta>
</file>